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text-align="center"/>
      <style:text-properties fo:font-size="18pt" style:font-size-asian="18pt" style:font-size-complex="18pt"/>
    </style:style>
    <style:style style:name="P2" style:parent-style-name="Standaard" style:family="paragraph">
      <style:paragraph-properties fo:border-top="0.0104in solid #000000" fo:border-left="none" fo:border-bottom="0.0104in solid #000000" fo:border-right="none" fo:padding-top="0.0138in" fo:padding-left="0in" fo:padding-bottom="0.0138in" fo:padding-right="0in" style:shadow="none" fo:text-align="center"/>
      <style:text-properties fo:font-size="20pt" style:font-size-asian="20pt" style:font-size-complex="20pt"/>
    </style:style>
    <style:style style:name="P3" style:parent-style-name="Standaard" style:family="paragraph">
      <style:paragraph-properties fo:text-align="center"/>
      <style:text-properties fo:font-size="16pt" style:font-size-asian="16pt" style:font-size-complex="16pt"/>
    </style:style>
    <style:style style:name="P4" style:parent-style-name="Standaard" style:family="paragraph">
      <style:paragraph-properties fo:border-top="none" fo:border-left="none" fo:border-bottom="0.0104in solid #000000" fo:border-right="none" fo:padding-top="0in" fo:padding-left="0in" fo:padding-bottom="0.0138in" fo:padding-right="0in" style:shadow="none" fo:text-align="center"/>
      <style:text-properties fo:font-size="12pt" style:font-size-asian="12pt" style:font-size-complex="12pt"/>
    </style:style>
    <style:style style:name="P5" style:parent-style-name="Standaard" style:family="paragraph">
      <style:paragraph-properties fo:text-align="center"/>
      <style:text-properties fo:font-size="16pt" style:font-size-asian="16pt" style:font-size-complex="16pt"/>
    </style:style>
    <style:style style:name="P6" style:parent-style-name="Standaard" style:family="paragraph">
      <style:text-properties fo:language="en" fo:country="GB"/>
    </style:style>
    <style:style style:name="P7" style:parent-style-name="Standaard" style:family="paragraph">
      <style:text-properties fo:language="en" fo:country="GB"/>
    </style:style>
    <style:style style:name="P8" style:parent-style-name="Lijstalinea" style:list-style-name="LFO1" style:family="paragraph">
      <style:text-properties fo:language="en" fo:country="GB"/>
    </style:style>
    <style:style style:name="P9" style:parent-style-name="Lijstalinea" style:list-style-name="LFO1" style:family="paragraph">
      <style:text-properties fo:language="en" fo:country="GB"/>
    </style:style>
    <style:style style:name="P10" style:parent-style-name="Standaard" style:family="paragraph">
      <style:text-properties fo:language="en" fo:country="GB"/>
    </style:style>
    <style:style style:name="P11" style:parent-style-name="Standaard"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12" style:parent-style-name="Standaard" style:family="paragraph">
      <style:paragraph-properties fo:text-align="center"/>
      <style:text-properties fo:font-size="16pt" style:font-size-asian="16pt" style:font-size-complex="16pt" fo:language="en" fo:country="GB"/>
    </style:style>
    <style:style style:name="P13" style:parent-style-name="Standaard" style:family="paragraph">
      <style:paragraph-properties fo:border-top="none" fo:border-left="none" fo:border-bottom="0.0104in solid #000000" fo:border-right="none" fo:padding-top="0in" fo:padding-left="0in" fo:padding-bottom="0.0138in" fo:padding-right="0in" style:shadow="none" fo:text-align="center"/>
      <style:text-properties fo:language="en" fo:country="GB"/>
    </style:style>
    <style:style style:name="P14" style:parent-style-name="Standaard" style:family="paragraph">
      <style:paragraph-properties fo:text-align="center"/>
      <style:text-properties fo:font-size="16pt" style:font-size-asian="16pt" style:font-size-complex="16pt" fo:language="en" fo:country="GB"/>
    </style:style>
    <style:style style:name="P15" style:parent-style-name="Standaard" style:family="paragraph">
      <style:text-properties fo:language="en" fo:country="GB"/>
    </style:style>
    <style:style style:name="P16" style:parent-style-name="Standaard" style:family="paragraph">
      <style:text-properties fo:language="en" fo:country="GB"/>
    </style:style>
    <style:style style:name="P17" style:parent-style-name="Standaard"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18" style:parent-style-name="Standaard" style:family="paragraph">
      <style:text-properties fo:language="en" fo:country="GB"/>
    </style:style>
  </office:automatic-styles>
  <office:body>
    <office:text text:use-soft-page-breaks="true">
      <text:p text:style-name="P1"/>
      <text:p text:style-name="P2">Game Backlog:</text:p>
      <text:p text:style-name="P3">Game Title:</text:p>
      <text:p text:style-name="P4">Hito’s Puzzle</text:p>
      <text:p text:style-name="P5">Overview:</text:p>
      <text:p text:style-name="P6">Genre: Casual Puzzle Game</text:p>
      <text:p text:style-name="P7">Target Audience:</text:p>
      <text:list text:style-name="LFO1" text:continue-numbering="true">
        <text:list-item>
          <text:p text:style-name="P8">Age: Early/Late Teens (12-16) ,Young Adults (16-25)</text:p>
        </text:list-item>
        <text:list-item>
          <text:p text:style-name="P9">Gender: Male &amp; Female</text:p>
        </text:list-item>
      </text:list>
      <text:p text:style-name="P10">Platforms: PC</text:p>
      <text:p text:style-name="P11">Monetization:<text:s/>People pay to visit the museum to play the game, so no monetization inside of the game itself.</text:p>
      <text:p text:style-name="P12">Theme:</text:p>
      <text:p text:style-name="P13">It’s more of a casual approachable puzzle game that is fun for everyone. To solve the puzzle, the player has to look inside of the model itself that lies in front of them. They can drag poles onto the right place and put the pipes at the right place to later then see the finished model with the television screens turned on.</text:p>
      <text:p text:style-name="P14">Team:</text:p>
      <text:p text:style-name="P15">Game Developers: Dirk ten Have &amp; Jordan Ross</text:p>
      <text:p text:style-name="P16">Game Artist: Xander Rijkse, Anas Loukili, Abdul Rocha &amp; Dylan Vermeulen</text:p>
      <text:p text:style-name="P17">Spatial Designers: Danny van Vliet &amp; Dilara Arslan</text:p>
      <text:p text:style-name="P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rk ten Have</meta:initial-creator>
    <dc:creator>Dirk ten Have</dc:creator>
    <meta:creation-date>2022-06-15T09:35:00Z</meta:creation-date>
    <dc:date>2022-06-15T09:51:00Z</dc:date>
    <meta:template xlink:href="Normal.dotm" xlink:type="simple"/>
    <meta:editing-cycles>1</meta:editing-cycles>
    <meta:editing-duration>PT960S</meta:editing-duration>
    <meta:document-statistic meta:page-count="1" meta:paragraph-count="1" meta:word-count="122" meta:character-count="798" meta:row-count="5" meta:non-whitespace-character-count="677"/>
  </office:meta>
</office:document-meta>
</file>